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7" style:family="text">
      <style:text-properties fo:font-size="12.00pt" fo:font-weight="bold" fo:font-family="'Arial, sans-serif'" style:font-family-asian="'Arial, sans-serif'" style:font-family-complex="'Arial, sans-serif'" fo:background-color="transparent" fo:color="#000000"/>
    </style:style>
    <style:style style:name="T8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9" style:family="text">
      <style:text-properties fo:font-size="12.00pt" fo:font-weight="bold" fo:font-family="'Arial, sans-serif'" style:font-family-asian="'Arial, sans-serif'" style:font-family-complex="'Arial, sans-serif'" fo:background-color="transparent" fo:color="#000000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bold" fo:font-family="'Arial, sans-serif'" style:font-family-asian="'Arial, sans-serif'" style:font-family-complex="'Arial, sans-serif'" fo:background-color="transparent" fo:color="#000000"/>
    </style:style>
    <style:style style:name="T12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15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16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17" style:family="text">
      <style:text-properties fo:font-size="12.00pt" fo:font-weight="bold" fo:font-family="'Arial, sans-serif'" style:font-family-asian="'Arial, sans-serif'" style:font-family-complex="'Arial, sans-serif'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20" style:family="text">
      <style:text-properties fo:font-size="12.00pt" fo:font-weight="bold" fo:font-family="'Arial, sans-serif'" style:font-family-asian="'Arial, sans-serif'" style:font-family-complex="'Arial, sans-serif'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23" style:family="text">
      <style:text-properties fo:font-size="12.00pt" fo:font-weight="bold" fo:font-family="'Arial, sans-serif'" style:font-family-asian="'Arial, sans-serif'" style:font-family-complex="'Arial, sans-serif'" fo:background-color="transparent" fo:color="#000000"/>
    </style:style>
    <style:style style:name="T24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25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Arial, sans-serif'" style:font-family-asian="'Arial, sans-serif'" style:font-family-complex="'Arial, sans-serif'" fo:background-color="transparent" fo:color="#000000"/>
    </style:style>
    <style:style style:name="T28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29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32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33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40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'Arial, sans-serif'" style:font-family-asian="'Arial, sans-serif'" style:font-family-complex="'Arial, sans-serif'" fo:background-color="transparent" fo:color="#000000"/>
    </style:style>
    <style:style style:name="T43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'Arial, sans-serif'" style:font-family-asian="'Arial, sans-serif'" style:font-family-complex="'Arial, sans-serif'" fo:background-color="transparent" fo:color="#000000"/>
    </style:style>
    <style:style style:name="T46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47" style:family="text">
      <style:text-properties fo:font-size="12.00pt" fo:font-weight="bold" fo:font-family="'Arial, sans-serif'" style:font-family-asian="'Arial, sans-serif'" style:font-family-complex="'Arial, sans-serif'" fo:background-color="transparent" fo:color="#000000"/>
    </style:style>
    <style:style style:name="T48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49" style:family="text">
      <style:text-properties fo:font-size="12.00pt" fo:font-weight="bold" fo:font-family="'Arial, sans-serif'" style:font-family-asian="'Arial, sans-serif'" style:font-family-complex="'Arial, sans-serif'" fo:background-color="transparent" fo:color="#000000"/>
    </style:style>
    <style:style style:name="T50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51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55cc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59" style:family="text">
      <style:text-properties fo:font-size="12.00pt" fo:font-weight="bold" fo:font-family="'Arial, sans-serif'" style:font-family-asian="'Arial, sans-serif'" style:font-family-complex="'Arial, sans-serif'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'Arial, sans-serif'" style:font-family-asian="'Arial, sans-serif'" style:font-family-complex="'Arial, sans-serif'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66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75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76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1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Arial, sans-serif'" style:font-family-asian="'Arial, sans-serif'" style:font-family-complex="'Arial, sans-serif'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88" style:family="text">
      <style:text-properties fo:font-size="12.00pt" fo:font-weight="bold" fo:font-family="'Arial, sans-serif'" style:font-family-asian="'Arial, sans-serif'" style:font-family-complex="'Arial, sans-serif'" fo:background-color="transparent" style:use-window-font-color="true"/>
    </style:style>
    <style:style style:name="T89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90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91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92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93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98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99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100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101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102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103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108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P1" style:family="paragraph">
      <style:paragraph-properties fo:line-height="100.00%" fo:text-align="center">
        <style:tab-stops>
          <style:tab-stop style:position="175.50pt"/>
        </style:tab-stops>
      </style:paragraph-properties>
    </style:style>
    <style:style style:name="P2" style:family="paragraph">
      <style:paragraph-properties fo:line-height="120.00%" fo:text-align="center">
        <style:tab-stops>
          <style:tab-stop style:position="175.50pt"/>
        </style:tab-stops>
      </style:paragraph-properties>
    </style:style>
    <style:style style:name="P3" style:family="paragraph">
      <style:paragraph-properties fo:line-height="115.00%" fo:text-align="center" fo:margin-bottom="7.00pt">
        <style:tab-stops>
          <style:tab-stop style:position="175.50pt"/>
        </style:tab-stops>
      </style:paragraph-properties>
    </style:style>
    <style:style style:name="P4" style:family="paragraph">
      <style:paragraph-properties fo:line-height="115.00%" fo:text-align="center" fo:margin-bottom="7.00pt"/>
    </style:style>
    <style:style style:name="P5" style:family="paragraph">
      <style:paragraph-properties fo:line-height="120.00%" fo:text-align="center"/>
    </style:style>
    <style:style style:name="P6" style:family="paragraph">
      <style:paragraph-properties fo:line-height="115.00%" fo:text-align="center" fo:margin-bottom="7.00pt"/>
    </style:style>
    <style:style style:name="P7" style:family="paragraph">
      <style:paragraph-properties fo:line-height="115.00%" fo:text-align="left" fo:margin-bottom="7.00pt"/>
    </style:style>
    <style:style style:name="P8" style:family="paragraph">
      <style:paragraph-properties fo:line-height="12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20.00%" fo:text-align="left"/>
    </style:style>
    <style:style style:name="P11" style:family="paragraph">
      <style:paragraph-properties fo:line-height="115.00%" fo:text-align="left" fo:margin-bottom="7.00pt"/>
    </style:style>
    <style:style style:name="P12" style:family="paragraph">
      <style:paragraph-properties fo:line-height="120.00%" fo:text-align="left"/>
    </style:style>
    <style:style style:name="P13" style:family="paragraph">
      <style:paragraph-properties fo:line-height="115.00%" fo:text-align="left" fo:margin-bottom="7.00pt"/>
    </style:style>
    <style:style style:name="P14" style:family="paragraph">
      <style:paragraph-properties fo:line-height="120.00%" fo:text-align="left"/>
    </style:style>
    <style:style style:name="P15" style:family="paragraph">
      <style:paragraph-properties fo:line-height="115.00%" fo:text-align="left" fo:margin-bottom="7.00pt"/>
    </style:style>
    <style:style style:name="P16" style:family="paragraph">
      <style:paragraph-properties fo:line-height="120.00%" fo:text-align="left"/>
    </style:style>
    <style:style style:name="P17" style:family="paragraph">
      <style:paragraph-properties fo:line-height="115.00%" fo:text-align="left" fo:margin-bottom="7.00pt"/>
    </style:style>
    <style:style style:name="P18" style:family="paragraph">
      <style:paragraph-properties fo:line-height="120.00%" fo:text-align="center"/>
    </style:style>
    <style:style style:name="P19" style:family="paragraph">
      <style:paragraph-properties fo:line-height="115.00%" fo:text-align="left" fo:margin-bottom="7.00pt"/>
    </style:style>
    <style:style style:name="P20" style:family="paragraph">
      <style:paragraph-properties fo:line-height="120.00%" fo:text-align="left" fo:margin-left="72.00pt" fo:text-indent="36.00pt"/>
    </style:style>
    <style:style style:name="P21" style:family="paragraph">
      <style:paragraph-properties fo:line-height="120.00%" fo:text-align="left"/>
    </style:style>
    <style:style style:name="P22" style:family="paragraph">
      <style:paragraph-properties fo:line-height="115.00%" fo:text-align="left" fo:margin-bottom="7.00pt"/>
    </style:style>
    <style:style style:name="P23" style:family="paragraph">
      <style:paragraph-properties fo:line-height="120.00%" fo:text-align="left"/>
    </style:style>
    <style:style style:name="P24" style:family="paragraph">
      <style:paragraph-properties fo:line-height="115.00%" fo:text-align="left" fo:margin-bottom="7.00pt"/>
    </style:style>
    <style:style style:name="P25" style:family="paragraph">
      <style:paragraph-properties fo:line-height="120.00%" fo:text-align="left"/>
    </style:style>
    <style:style style:name="P26" style:family="paragraph">
      <style:paragraph-properties fo:line-height="115.00%" fo:text-align="left" fo:margin-bottom="7.00pt"/>
    </style:style>
    <style:style style:name="P27" style:family="paragraph">
      <style:paragraph-properties fo:line-height="120.00%" fo:text-align="left"/>
    </style:style>
    <style:style style:name="P28" style:family="paragraph">
      <style:paragraph-properties fo:line-height="120.00%" fo:text-align="left" fo:margin-left="0.00pt" fo:text-indent="36.00pt"/>
    </style:style>
    <style:style style:name="P29" style:family="paragraph">
      <style:paragraph-properties fo:line-height="115.00%" fo:text-align="left" fo:margin-bottom="7.00pt"/>
    </style:style>
    <style:style style:name="P30" style:family="paragraph">
      <style:paragraph-properties fo:line-height="120.00%" fo:text-align="left"/>
    </style:style>
    <style:style style:name="P31" style:family="paragraph">
      <style:paragraph-properties fo:line-height="115.00%" fo:text-align="left" fo:margin-bottom="7.00p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15.00%" fo:text-align="left" fo:margin-bottom="7.00pt"/>
    </style:style>
    <style:style style:name="P34" style:family="paragraph">
      <style:paragraph-properties fo:line-height="120.00%" fo:text-align="left"/>
    </style:style>
    <style:style style:name="P35" style:family="paragraph">
      <style:paragraph-properties fo:line-height="10.00%" fo:text-align="left" fo:margin-top="12.00pt" fo:margin-bottom="7.00pt"/>
    </style:style>
    <style:style style:name="P36" style:family="paragraph">
      <style:paragraph-properties fo:line-height="115.00%" fo:text-align="left" fo:margin-bottom="7.00pt"/>
    </style:style>
    <text:list-style style:name="L37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37" style:family="paragraph">
      <style:paragraph-properties fo:line-height="140.00%" fo:text-align="left"/>
    </style:style>
    <style:style style:name="P38" style:family="paragraph">
      <style:paragraph-properties fo:line-height="140.00%" fo:text-align="left" fo:margin-left="35.35pt" fo:text-indent="0.00pt"/>
    </style:style>
    <style:style style:name="P39" style:family="paragraph">
      <style:paragraph-properties fo:line-height="140.00%" fo:text-align="left"/>
    </style:style>
    <style:style style:name="P40" style:family="paragraph">
      <style:paragraph-properties fo:line-height="120.00%" fo:text-align="left"/>
    </style:style>
    <style:style style:name="P41" style:family="paragraph">
      <style:paragraph-properties fo:line-height="120.00%" fo:text-align="left" fo:margin-left="0.00pt" fo:text-indent="36.00pt"/>
    </style:style>
    <style:style style:name="P42" style:family="paragraph">
      <style:paragraph-properties fo:line-height="120.00%" fo:text-align="left"/>
    </style:style>
    <style:style style:name="P43" style:family="paragraph">
      <style:paragraph-properties fo:line-height="115.00%" fo:text-align="left" fo:margin-bottom="7.00pt"/>
    </style:style>
  </office:automatic-styles>
  <office:body>
    <office:text>
      <text:p text:style-name="P1"><text:span text:style-name="T1"><text:s text:c="36"/>COÉGIO ESTADUAL JOSÉ BONIFÁCIO </text:span></text:p>
      <text:p text:style-name="P2"><text:span text:style-name="T2"><text:tab/><text:tab/><text:tab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4"><text:tab/><text:tab/><text:tab/>PEDRO EDUARDO MENDES RICARDO</text:span></text:p>
      <text:p text:style-name="P2"><text:span text:style-name="T4"><text:tab/><text:tab/><text:tab/>DANIELE AMOEDO MACHADO</text:span></text:p>
      <text:p text:style-name="P2"><text:span text:style-name="T4"><text:tab/><text:tab/><text:tab/>ANNYELISE DO CARMO CARVALHO</text:span></text:p>
      <text:p text:style-name="P3"><text:span text:style-name="T5"><text:line-break/><text:line-break/></text:span><text:span text:style-name="T6"><text:line-break/><text:line-break/><text:line-break/><text:line-break/><text:line-break/></text:span></text:p>
      <text:p text:style-name="P4"><text:span text:style-name="T6"><text:line-break/></text:span></text:p>
      <text:p text:style-name="P4"><text:span text:style-name="T6"><text:line-break/></text:span></text:p>
      <text:p text:style-name="P5"><text:span text:style-name="T7">AQUÁ SUSTENTÁVEL (PROJETO VOLTADO AO CONSUMO E SUSTENTABILIDADE DA ÁGUA)</text:span></text:p>
      <text:p text:style-name="P6"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<text:tab/><text:tab/><text:tab/><text:tab/><text:s text:c="3"/></text:span><text:span text:style-name="T9">PARANAGUÁ</text:span></text:p>
      <text:p text:style-name="P6"><text:span text:style-name="T9"><text:tab/><text:tab/><text:tab/><text:tab/><text:tab/><text:tab/>2024</text:span></text:p>
      <text:p text:style-name="P7"><text:span text:style-name="T10"><text:line-break/></text:span><text:span text:style-name="T11">AQUÁ SUSTENTÁVEL (PROJETO VOLTADO AO CONSUMO E SUSTENTABILIDADE DA ÁGUA)</text:span></text:p>
      <text:p text:style-name="P7"><text:span text:style-name="T1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<text:tab/><text:tab/><text:tab/><text:tab/><text:tab/><text:tab/><text:tab/><text:tab/></text:span></text:p>
      <text:p text:style-name="P7"><text:span text:style-name="T13"/></text:p>
      <text:p text:style-name="P7"><text:span text:style-name="T14"><text:tab/><text:tab/><text:tab/><text:tab/><text:tab/><text:tab/><text:tab/><text:tab/></text:span><text:span text:style-name="T15">Projeto de pesquisa apresentado ás <text:tab/><text:tab/><text:tab/><text:tab/><text:tab/><text:tab/><text:tab/><text:tab/>disciplinas do curso técnico <text:tab/><text:tab/><text:tab/><text:tab/><text:tab/><text:tab/><text:tab/><text:tab/><text:tab/>desenvolvimento de sistemas do<text:tab/><text:tab/><text:tab/><text:tab/><text:tab/><text:tab/><text:tab/><text:tab/><text:tab/>Colégio Estadual José Bonifácio.</text:span></text:p>
      <text:p text:style-name="P7"><text:span text:style-name="T15"><text:tab/><text:tab/><text:tab/><text:tab/><text:tab/><text:tab/><text:tab/><text:tab/>orientador: Prof. Juliana Albini Lopes</text:span><text:span text:style-name="T16"><text:line-break/><text:line-break/><text:line-break/><text:line-break/><text:line-break/></text:span></text:p>
      <text:p text:style-name="P8"><text:span text:style-name="T17"><text:tab/><text:tab/><text:tab/></text:span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8"><text:span text:style-name="T18"/></text:p>
      <text:p text:style-name="P9"><text:span text:style-name="T19"><text:tab/><text:tab/><text:tab/><text:tab/><text:tab/><text:s text:c="4"/></text:span><text:span text:style-name="T20">PARANAGUÁ</text:span></text:p>
      <text:p text:style-name="P10"><text:span text:style-name="T20"><text:tab/><text:tab/><text:tab/><text:tab/><text:tab/><text:tab/>2024</text:span></text:p>
      <text:p text:style-name="P10"><text:span text:style-name="T21"/></text:p>
      <text:p text:style-name="P10"><text:span text:style-name="T21"/></text:p>
      <text:p text:style-name="P10"><text:span text:style-name="T22"><text:tab/><text:tab/><text:tab/><text:tab/></text:span><text:span text:style-name="T23">COLÉGIO ESTADUAL JOSÉ BONIFÁCIO</text:span></text:p>
      <text:p text:style-name="P11"><text:span text:style-name="T24"><text:line-break/></text:span></text:p>
      <text:p text:style-name="P12"><text:span text:style-name="T25"><text:tab/><text:tab/><text:tab/><text:tab/><text:s text:c="2"/><text:tab/>TERMO DE APROVAÇÃO</text:span></text:p>
      <text:p text:style-name="P13"><text:span text:style-name="T26"/></text:p>
      <text:p text:style-name="P14"><text:span text:style-name="T27">AQUÁ SUSTENTÁVEL (PROJETO VOLTADO AO CONSUMO E SUSTENTABILIDADE DA ÁGUA)</text:span></text:p>
      <text:p text:style-name="P15"><text:span text:style-name="T28"><text:line-break/></text:span></text:p>
      <text:p text:style-name="P16"><text:span text:style-name="T29"><text:tab/><text:tab/><text:tab/><text:tab/>PEDRO EDUARDO MENDES RICARDO</text:span></text:p>
      <text:p text:style-name="P16"><text:span text:style-name="T29"><text:tab/><text:tab/><text:tab/><text:tab/>DANIELE AMOEDO MACHADO</text:span></text:p>
      <text:p text:style-name="P16"><text:span text:style-name="T29"><text:tab/><text:tab/><text:tab/><text:tab/>ANNYELISE DO CARMO CARVALHO</text:span></text:p>
      <text:p text:style-name="P17"><text:span text:style-name="T30"/></text:p>
      <text:p text:style-name="P18"><text:span text:style-name="T31">Este trabalho afirma a conclusão de curso do ensino médio integrado com o título Desenvolvimento de sistemas. Os alunos acima foram totalmente orientados e guiados do começo ao fim. Após a deliberação dos professores orientadores concluíram que o projeto final foi aprovado.</text:span></text:p>
      <text:p text:style-name="P19"><text:span text:style-name="T32"><text:line-break/><text:line-break/><text:line-break/><text:line-break/><text:line-break/><text:line-break/><text:line-break/><text:line-break/></text:span></text:p>
      <text:p text:style-name="P20"><text:span text:style-name="T33"><text:tab/><text:tab/>COORDENADOR</text:span></text:p>
      <text:p text:style-name="P20"><text:span text:style-name="T34"/></text:p>
      <text:p text:style-name="P21"><text:span text:style-name="T35"><text:tab/><text:tab/><text:tab/><text:tab/>____________________________</text:span></text:p>
      <text:p text:style-name="P22"><text:span text:style-name="T36"/></text:p>
      <text:p text:style-name="P23"><text:span text:style-name="T37"><text:tab/><text:tab/><text:tab/><text:tab/>PROFESSOR(A) ORIENTADORA</text:span></text:p>
      <text:p text:style-name="P24"><text:span text:style-name="T38"/></text:p>
      <text:p text:style-name="P25"><text:span text:style-name="T39"><text:tab/><text:tab/><text:tab/><text:tab/>____________________________</text:span></text:p>
      <text:p text:style-name="P26"><text:span text:style-name="T40"><text:line-break/><text:line-break/><text:line-break/></text:span></text:p>
      <text:p text:style-name="P27"><text:span text:style-name="T41"/></text:p>
      <text:p text:style-name="P27"><text:span text:style-name="T41"/></text:p>
      <text:p text:style-name="P27"><text:span text:style-name="T41"/></text:p>
      <text:p text:style-name="P27"><text:span text:style-name="T41"/></text:p>
      <text:p text:style-name="P27"><text:span text:style-name="T42">AGRADECIMENTOS</text:span></text:p>
      <text:p text:style-name="P27"><text:span text:style-name="T43"><text:tab/>Nosso grupo gostaria de agradecer a todos aqueles que de alguma forma puderam contribuir e ajudar nessa reta final de projeto.</text:span></text:p>
      <text:p text:style-name="P28"><text:span text:style-name="T43">Colegas de turma e professores. Claro que desde o início o esforço e dedicação pela parte da equipe sempre foi algo notável porém, Se não fosse a ajuda, colaboração e suporte de todas aquelas pessoas que puderam nos ajudar o projeto não estaria nem a metade do que hoje pode ser entregue.</text:span></text:p>
      <text:p text:style-name="P28"><text:span text:style-name="T43">A equipe também agradece todo o reconhecimento dos professores que sempre estiveram à nossa disposição para fornecer todo o apoio para concretizar a ideia e elaborar o projeto final da melhor forma possível.</text:span></text:p>
      <text:p text:style-name="P28"><text:span text:style-name="T44"/></text:p>
      <text:p text:style-name="P29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5">RESUMO</text:span></text:p>
      <text:p text:style-name="P30"><text:span text:style-name="T46"><text:tab/>Este projeto foi desenvolvido com a proposta de atribuir conhecimento sobre a sustentabilidade da água e o seu consumo através de jogos quizzes para que todos possam se conscientizar sobre a importância desse assunto de uma forma divertida.</text:span></text:p>
      <text:p text:style-name="P30"><text:span text:style-name="T46"><text:tab/>Introduzimos também o conceito de da educação que se resume a forma educacionais para falar sobre esse assunto e o quanto a sustentabilidade da água está no nosso dia a dia conforme nem imaginamos.</text:span></text:p>
      <text:p text:style-name="P30"><text:span text:style-name="T46"><text:tab/>Antes da página principal, introduzimos duas breves páginas pra dar uma pequena introdução ao nosso projeto, aonde é discutido brevemente sobre a importância da sustentabilidade e consumo da aguá ao nosso planeta.</text:span></text:p>
      <text:p text:style-name="P30"><text:span text:style-name="T46"><text:tab/>Para poder iniciar a sua experiência dentro do nosso jogos quizes é necessário concluir uma etapa de cadastro e login para que sua experiência seja ...</text:span></text:p>
      <text:p text:style-name="P30"><text:span text:style-name="T46"><text:tab/>No processo de desenvolvimento do nosso site voltado a sustentabilidade da aguá utilizamos de linguagens de programação dentre elas<text:s/></text:span><text:span text:style-name="T47">HTML e JavaScript.</text:span><text:span text:style-name="T48"><text:s/>Entre outras para complementar uma combinação de tecnologias essenciais utilizamos também da linguagem de estilização<text:s/></text:span><text:span text:style-name="T49">Css.</text:span></text:p>
      <text:p text:style-name="P30"><text:span text:style-name="T49"><text:tab/></text:span><text:span text:style-name="T50">Todas essas combinações foram crucias no desenvolvimento desse projeto para poder proporcionar uma expe</text:span><text:span text:style-name="T51">riência interativa e educativa por meio dos nossos jogos quizzes.</text:span></text:p>
      <text:p text:style-name="P31"><text:span text:style-name="T52"><text:line-break/><text:line-break/></text:span></text:p>
      <text:p text:style-name="P31"><text:span text:style-name="T53"/></text:p>
      <text:p text:style-name="P31"><text:span text:style-name="T53"/></text:p>
      <text:p text:style-name="P31"><text:span text:style-name="T53"/></text:p>
      <text:p text:style-name="P31"><text:span text:style-name="T53"/></text:p>
      <text:p text:style-name="P31"><text:span text:style-name="T53"/></text:p>
      <text:p text:style-name="P31"><text:span text:style-name="T53"/></text:p>
      <text:p text:style-name="P31"><text:span text:style-name="T53"/></text:p>
      <text:p text:style-name="P31"><text:span text:style-name="T53"/></text:p>
      <text:p text:style-name="P31"><text:span text:style-name="T53"/></text:p>
      <text:p text:style-name="P31"><text:span text:style-name="T53"/></text:p>
      <text:p text:style-name="P31"><text:span text:style-name="T54"><text:tab/><text:tab/><text:tab/></text:span><text:span text:style-name="T55"><text:tab/><text:tab/></text:span><text:span text:style-name="T56"><text:line-break/></text:span></text:p>
      <text:p text:style-name="P31"><text:span text:style-name="T57"/></text:p>
      <text:p text:style-name="P31"><text:span text:style-name="T57"/></text:p>
      <text:p text:style-name="P31"><text:span text:style-name="T57"/></text:p>
      <text:p text:style-name="P31"><text:span text:style-name="T57"/></text:p>
      <text:p text:style-name="P31"><text:span text:style-name="T57"/></text:p>
      <text:p text:style-name="P32"><text:span text:style-name="T58"><text:tab/><text:tab/><text:tab/><text:tab/><text:tab/><text:tab/></text:span><text:span text:style-name="T59">SUMARIO </text:span></text:p>
      <text:p text:style-name="P32"><text:span text:style-name="T60"/></text:p>
      <text:p text:style-name="P33"><text:span text:style-name="T60"/></text:p>
      <text:p text:style-name="P34"><text:span text:style-name="T61">1 INTRODUÇÃO<text:tab/><text:tab/><text:tab/><text:tab/><text:tab/><text:tab/><text:tab/><text:tab/><text:tab/><text:tab/><text:tab/>7</text:span></text:p>
      <text:p text:style-name="P34"><text:span text:style-name="T61"><text:s text:c="3"/>1.1 INCENTIVO<text:tab/><text:tab/><text:tab/><text:tab/><text:tab/><text:tab/><text:tab/><text:tab/><text:tab/><text:tab/><text:tab/>7</text:span></text:p>
      <text:p text:style-name="P34"><text:span text:style-name="T61"><text:tab/> 1.2 BENEFÍCIO<text:tab/><text:tab/><text:tab/><text:tab/><text:tab/><text:tab/><text:tab/><text:tab/><text:tab/><text:tab/>7</text:span></text:p>
      <text:p text:style-name="P34"><text:span text:style-name="T61"><text:tab/> 1.3 CONCLUSÃO<text:tab/><text:tab/><text:tab/><text:tab/><text:tab/><text:tab/><text:tab/><text:tab/><text:tab/><text:tab/>7</text:span></text:p>
      <text:p text:style-name="P34"><text:span text:style-name="T61"><text:tab/> 1.4 METODOLOGIAS<text:tab/><text:tab/><text:tab/><text:tab/><text:tab/><text:tab/><text:tab/><text:tab/><text:tab/>8</text:span></text:p>
      <text:p text:style-name="P34"><text:span text:style-name="T61"><text:tab/> 1.5 EAP<text:tab/><text:tab/><text:tab/><text:tab/><text:tab/><text:tab/><text:tab/><text:tab/><text:tab/><text:tab/><text:tab/>8</text:span></text:p>
      <text:p text:style-name="P35"><text:span text:style-name="T61">2. CRONOGRAMA<text:s text:c="3"/><text:tab/><text:tab/><text:tab/><text:tab/><text:tab/><text:tab/></text:span></text:p>
      <text:p text:style-name="P36"><text:span text:style-name="T62"/></text:p>
      <text:p text:style-name="P36"><text:span text:style-name="T62"/></text:p>
      <text:p text:style-name="P36"><text:span text:style-name="T62"/></text:p>
      <text:p text:style-name="P36"><text:span text:style-name="T62"/></text:p>
      <text:p text:style-name="P36"><text:span text:style-name="T62"/></text:p>
      <text:p text:style-name="P36"><text:span text:style-name="T62"/></text:p>
      <text:p text:style-name="P36"><text:span text:style-name="T62"/></text:p>
      <text:p text:style-name="P36"><text:span text:style-name="T62"/></text:p>
      <text:p text:style-name="P36"><text:span text:style-name="T62"/></text:p>
      <text:p text:style-name="P36"><text:span text:style-name="T62"/></text:p>
      <text:p text:style-name="P36"><text:span text:style-name="T62"/></text:p>
      <text:p text:style-name="P36"><text:span text:style-name="T62"/></text:p>
      <text:p text:style-name="P36"><text:span text:style-name="T62"/></text:p>
      <text:p text:style-name="P36"><text:span text:style-name="T62"/></text:p>
      <text:p text:style-name="P36"><text:span text:style-name="T62"/></text:p>
      <text:p text:style-name="P36"><text:span text:style-name="T62"/></text:p>
      <text:p text:style-name="P36"><text:span text:style-name="T62"/></text:p>
      <text:p text:style-name="P36"><text:span text:style-name="T62"/></text:p>
      <text:p text:style-name="P36"><text:span text:style-name="T62"/></text:p>
      <text:p text:style-name="P36"><text:span text:style-name="T62"/></text:p>
      <text:p text:style-name="P36"><text:span text:style-name="T62"/></text:p>
      <text:list text:style-name="L37">
        <text:list-item>
          <text:p text:style-name="P37"><text:span text:style-name="T63">INTRODUÇÃO</text:span></text:p>
        </text:list-item>
      </text:list>
      <text:p text:style-name="P38"><text:span text:style-name="T64"/></text:p>
      <text:p text:style-name="P39"><text:span text:style-name="T65"><text:tab/>Este projeto foi desenvolvido pensando em trazer um meio educativo e informativo sobre a sustentabilidade da água que é um recurso essencial para a sociedade em geral. <text:tab/>Este projeto foi pensado e produzido pensando em informar por meio de jogos a importância sobre este recurso vital que está em nosso meio todos os dias.</text:span></text:p>
      <text:p text:style-name="P39"><text:span text:style-name="T65"><text:tab/></text:span><text:span text:style-name="T66">O objetivo do nosso projeto é promover a conscientização sobre o uso sustentável da água. Ajudando as pessoas a entender um pouco mais a fundo sobre esse tema e a importância da preservação desse recurso. </text:span></text:p>
      <text:p text:style-name="P39"><text:span text:style-name="T66"><text:tab/>Nosso meio educativo pensado pra falar sobre isso foi um jogo interativo quizz. </text:span></text:p>
      <text:p text:style-name="P39"><text:span text:style-name="T66"><text:tab/></text:span></text:p>
      <text:p text:style-name="P39"><text:span text:style-name="T66">1.1 INCENTIVO</text:span></text:p>
      <text:p text:style-name="P39"><text:span text:style-name="T67"/></text:p>
      <text:p text:style-name="P39"><text:span text:style-name="T68"><text:tab/>Reconhecemos que a falta de conhecimento sobre esse assunto ocasiona muito desperdício de água no nosso planeta e isso afeta diretamente o nosso meio ambiente. <text:tab/>Nosso principal objetivo é conscientizar as pessoas sobre o consumo de água e o quanto.</text:span></text:p>
      <text:p text:style-name="P39"><text:span text:style-name="T68"><text:tab/>Esse tema foi pensado e discutido por conta da ausência de conscientização dentro da sala de aula sobre o consumo e desperdício de água.</text:span></text:p>
      <text:p text:style-name="P39"><text:span text:style-name="T68"><text:tab/>A exploração insustentável da água muitas das vezes pode acabar causando danos graves aos nossos ecossistemas aquáticos e terrestres.</text:span></text:p>
      <text:p text:style-name="P39"><text:span text:style-name="T69"/></text:p>
      <text:p text:style-name="P40"><text:span text:style-name="T70">1.2 BENEFÍCIO</text:span></text:p>
      <text:p text:style-name="P40"><text:span text:style-name="T71"/></text:p>
      <text:p text:style-name="P41"><text:span text:style-name="T72">Vários benéficos ,como aumentar a conscientização sobre a importância dos recursos hídricos e a necessidade de evitar desperdícios ao consumo da água.</text:span></text:p>
      <text:p text:style-name="P41"><text:span text:style-name="T72">O trabalho também promove a responsabilidade ao mostrar como o consumo da água tem que ter mais responsabilidade é menos desperdício a importância ao fazer o consumo da água.</text:span></text:p>
      <text:p text:style-name="P41"><text:span text:style-name="T72">O projeto oferece uma experiência interativa que combina aprendizado dinâmico e personalização. </text:span></text:p>
      <text:p text:style-name="P41"><text:span text:style-name="T72">Através de quizzes, os usuários podem testar seus conhecimentos sobre consumo consciente de água de maneira envolvente.</text:span></text:p>
      <text:p text:style-name="P41"><text:span text:style-name="T72">O feedback contínuo, aliado ao blog atualizado, mantém os usuários informados e motivados a melhorar seus hábitos de consumo.</text:span></text:p>
      <text:p text:style-name="P41"><text:span text:style-name="T73"/></text:p>
      <text:p text:style-name="P42"><text:span text:style-name="T74">1.3 CONCLUSÃO</text:span></text:p>
      <text:p text:style-name="P42"><text:span text:style-name="T75"><text:line-break/><text:tab/><text:s/></text:span><text:span text:style-name="T76">O consumo de água é essencial para a vida, mas seu uso excessivo e inadequado tem consequências graves para o meio ambiente e a sociedade.</text:span></text:p>
      <text:p text:style-name="P42"><text:span text:style-name="T76">A crescente demanda, impulsionada pelo aumento populacional e pela industrialização, coloca pressão sobre os recursos hídricos, levando à escassez em diversas regiões. </text:span></text:p>
      <text:p text:style-name="P42"><text:span text:style-name="T76"><text:tab/>É fundamental adotar práticas de uso sustentável da água, incluindo a redução do desperdício, a proteção das fontes naturais e o tratamento adequado de águas residuais. <text:tab/>Somente por meio de uma gestão consciente dos recursos hídricos será possível garantir a disponibilidade de água para as futuras gerações.</text:span></text:p>
      <text:p text:style-name="P42"><text:span text:style-name="T77"/></text:p>
      <text:p text:style-name="P42"><text:span text:style-name="T78">1.4 METODOLOGIA</text:span></text:p>
      <text:p text:style-name="P42"><text:span text:style-name="T78"><text:tab/>Durante o desenvolvimento do projeto nossa equipe optou por usar a metodologia de prototipação, que nos permitiu iterar rapidamente sobre as soluções e validar as ideias antes de sua implementação completa.</text:span></text:p>
      <text:p text:style-name="P42"><text:span text:style-name="T78"><text:tab/>A prototipação foi essencial para garantir que o sistema final atendesse às expectativas dos usuários e fosse eficiente na incentivação do uso consciente da água.</text:span></text:p>
      <text:p text:style-name="P42"><text:span text:style-name="T78"><text:tab/>O processo começou com a coleta e refinamento de requisitos, onde identificamos as necessidades dos usuários e os objetivos principais do sistema. Em seguida, realizamos um planejamento rápido, definindo as funcionalidades essenciais e a arquitetura básica do projeto.</text:span></text:p>
      <text:p text:style-name="P42"><text:span text:style-name="T78"><text:tab/>Na fase de modelagem do protótipo, criamos esboços iniciais que representavam a estrutura do sistema, como a página inicial e nosso jogo quis. Esses esboços foram transformados em protótipos durante o desenvolvimento do projeto, onde utilizamos ferramentas digitais para desenvolver versões interativas que permitiram testar a usabilidade e a funcionalidade do sistema.</text:span></text:p>
      <text:p text:style-name="P42"><text:span text:style-name="T78"><text:tab/>Por fim, na etapa de entrega e feedback, os protótipos foram apresentados a usuários reais, que forneceram sugestões valiosos sobre possíveis melhorias. Esse feedback foi crucial para refinar o sistema, garantindo que o produto final seja intuitivo, funcional e eficaz na educação sobre o consumo sustentável da água.</text:span></text:p>
      <text:p text:style-name="P42"><draw:frame text:anchor-type="as-char" svg:width="88.11mm" svg:height="66.15mm" style:rel-width="scale" style:rel-height="scale"><draw:object-ole xlink:href="OleObj1"/><draw:image xlink:href="ObjectReplacements/OleObj1"/></draw:frame><text:span text:style-name="T79"/></text:p>
      <text:p text:style-name="P42"><text:span text:style-name="T79"/></text:p>
      <text:p text:style-name="P42"><text:span text:style-name="T79"/></text:p>
      <text:p text:style-name="P42"><text:span text:style-name="T79"/></text:p>
      <text:p text:style-name="P42"><text:span text:style-name="T79"/></text:p>
      <text:p text:style-name="P42"><text:span text:style-name="T79"/></text:p>
      <text:p text:style-name="P42"><text:span text:style-name="T79"/></text:p>
      <text:p text:style-name="P42"><text:span text:style-name="T79"/></text:p>
      <text:p text:style-name="P42"><text:span text:style-name="T79"/></text:p>
      <text:p text:style-name="P42"><text:span text:style-name="T79"/></text:p>
      <text:p text:style-name="P42"><text:span text:style-name="T79"/></text:p>
      <text:p text:style-name="P42"><text:span text:style-name="T79"/></text:p>
      <text:p text:style-name="P42"><text:span text:style-name="T79"/></text:p>
      <text:p text:style-name="P42"><text:span text:style-name="T79"/></text:p>
      <text:p text:style-name="P42"><text:span text:style-name="T79"/></text:p>
      <text:p text:style-name="P42"><text:span text:style-name="T80">Figura 1:Metadologia De P</text:span><text:span text:style-name="T81">rototipação </text:span></text:p>
      <text:p text:style-name="P42"><text:span text:style-name="T82"/></text:p>
      <text:p text:style-name="P42"><text:span text:style-name="T83">Fonte: Autor</text:span></text:p>
      <text:p text:style-name="P42"><text:span text:style-name="T84"/></text:p>
      <text:p text:style-name="P43"><draw:frame text:anchor-type="as-char" svg:width="162.72mm" svg:height="115.09mm" style:rel-width="scale" style:rel-height="scale"><draw:object-ole xlink:href="OleObj2"/><draw:image xlink:href="ObjectReplacements/OleObj2"/></draw:frame><text:span text:style-name="T85">2 CRONOGRAMA</text:span><text:span text:style-name="T86"><text:line-break/><text:line-break/><text:line-break/></text:span><text:span text:style-name="T87"><text:s/>Figura: Cronograma Do Projeto</text:span></text:p>
      <text:p text:style-name="P43"><text:span text:style-name="T87"><text:s/>Fonte: Autor<text:line-break/><text:line-break/></text:span><text:span text:style-name="T88">3 REERENCIAL</text:span></text:p>
      <text:p text:style-name="P43"><text:span text:style-name="T88"><text:s text:c="3"/></text:span><text:span text:style-name="T89"><text:s text:c="2"/>3.1 HTML</text:span></text:p>
      <text:p text:style-name="P43"><text:span text:style-name="T89"><text:tab/>HTML, ou HyperText Markup Language (Linguagem de Marcação de Hipertexto),</text:span></text:p>
      <text:p text:style-name="P43"><text:span text:style-name="T89">é a espinha dorsal da World Wide Web. Criada por Tim Berners-Lee na década de</text:span></text:p>
      <text:p text:style-name="P43"><text:span text:style-name="T89">1990, essa linguagem de marcação desempenha um papel crucial na criação e</text:span></text:p>
      <text:p text:style-name="P43"><text:span text:style-name="T89">estruturação de páginas web. HTML é a ferramenta fundamental que os</text:span></text:p>
      <text:p text:style-name="P43"><text:span text:style-name="T89">desenvolvedores utilizam para dar forma e significado aos conteúdos online.<text:s/></text:span><text:span text:style-name="T90"></text:span><text:span text:style-name="T91"><text:s/>Estrutura Básica: Tags e Elementos</text:span></text:p>
      <text:p text:style-name="P43"><text:span text:style-name="T91">A base do HTML reside nas "tags" e "elementos". Tags são instruções envoltas</text:span></text:p>
      <text:p text:style-name="P43"><text:span text:style-name="T91">por colchetes angulares (&lt;&gt;) que indicam o início e o fim de um elemento. Um</text:span></text:p>
      <text:p text:style-name="P43"><text:span text:style-name="T91">exemplo básico seria o par de tags &lt;html&gt; e &lt;/html&gt;, que envolvem todo o conteúdo</text:span></text:p>
      <text:p text:style-name="P43"><text:span text:style-name="T91">HTML. Dentro dessas tags, temos elementos como &lt;head&gt;, &lt;body&gt;, &lt;p&gt;</text:span></text:p>
      <text:p text:style-name="P43"><text:span text:style-name="T91">(parágrafo), &lt;h1&gt; (título de nível 1) e muitos outros.<text:s/></text:span><text:span text:style-name="T92"></text:span><text:span text:style-name="T93"><text:s/>A Hierarquia do Documento HTML</text:span></text:p>
      <text:p text:style-name="P43"><text:span text:style-name="T93">HTML segue uma estrutura hierárquica, o que significa que os elementos são</text:span></text:p>
      <text:p text:style-name="P43"><text:span text:style-name="T93">aninhados uns dentro dos outros, criando uma árvore de elementos. O elemento</text:span></text:p>
      <text:p text:style-name="P43"><text:span text:style-name="T93">&lt;html&gt; é o contêiner principal, abrigando &lt;head&gt; e &lt;body&gt;. O &lt;head&gt; contém</text:span></text:p>
      <text:p text:style-name="P43"><text:span text:style-name="T94"/></text:p>
      <text:p text:style-name="P43"><text:span text:style-name="T95">14</text:span></text:p>
      <text:p text:style-name="P43"><text:span text:style-name="T96"/></text:p>
      <text:p text:style-name="P43"><text:span text:style-name="T97">informações sobre o documento, como o título exibido na barra do navegador, enquanto o &lt;body&gt; contém o conteúdo visível da página.<text:s/></text:span><text:span text:style-name="T98"></text:span><text:span text:style-name="T99"><text:s/>Atributos: Personalizando Elementos</text:span></text:p>
      <text:p text:style-name="P43"><text:span text:style-name="T99">Além das tags, HTML utiliza atributos para fornecer informações adicionais sobre</text:span></text:p>
      <text:p text:style-name="P43"><text:span text:style-name="T99">os elementos. Os atributos modificam ou personalizam a maneira como os</text:span></text:p>
      <text:p text:style-name="P43"><text:span text:style-name="T99">elementos são exibidos ou comportam-se. Por exemplo, o atributo src em uma tag</text:span></text:p>
      <text:p text:style-name="P43"><text:span text:style-name="T99">de imagem &lt;img&gt; especifica o caminho do arquivo de imagem.<text:s/></text:span><text:span text:style-name="T100"></text:span><text:span text:style-name="T101"><text:s/>Conectando Recursos Externos: Links e Incorporação</text:span></text:p>
      <text:p text:style-name="P43"><text:span text:style-name="T101">HTML possibilita a criação de links para conectar diferentes páginas web. A tag</text:span></text:p>
      <text:p text:style-name="P43"><text:span text:style-name="T101">&lt;a&gt; (âncora) é usada para criar hiperlinks. Além disso, elementos como &lt;iframe&gt;</text:span></text:p>
      <text:p text:style-name="P43"><text:span text:style-name="T101">permitem incorporar conteúdos de outras fontes diretamente em uma página, como</text:span></text:p>
      <text:p text:style-name="P43"><text:span text:style-name="T101">vídeos do YouTube ou mapas do Google.<text:s/></text:span><text:span text:style-name="T102"></text:span><text:span text:style-name="T103"><text:s/>HTML5: Inovações para o Futuro da Web</text:span></text:p>
      <text:p text:style-name="P43"><text:span text:style-name="T103">Com o HTML5, a linguagem evoluiu para atender às demandas crescentes da</text:span></text:p>
      <text:p text:style-name="P43"><text:span text:style-name="T103">web moderna. Introduziu novas tags e funcionalidades, como &lt;article&gt;, &lt;section&gt;,</text:span></text:p>
      <text:p text:style-name="P43"><text:span text:style-name="T103">&lt;canvas&gt; para gráficos interativos, e suporte nativo para áudio e vídeo.</text:span></text:p>
      <text:p text:style-name="P43"><text:span text:style-name="T103">A linguagem HTML serve como uma linguagem de marcação para criar e</text:span></text:p>
      <text:p text:style-name="P43"><text:span text:style-name="T103">estruturar documentos na World Wide Web. Seu principal propósito é definir a</text:span></text:p>
      <text:p text:style-name="P43"><text:span text:style-name="T103">estrutura e o conteúdo de uma página web, permitindo que os navegadores</text:span></text:p>
      <text:p text:style-name="P43"><text:span text:style-name="T103">interpretem e exibam essas informações de maneira compreensível para os</text:span></text:p>
      <text:p text:style-name="P43"><text:span text:style-name="T103">usuários. Aqui estão algumas das principais funções e usos do HTML:</text:span></text:p>
      <text:p text:style-name="P43"><text:span text:style-name="T103">Estruturação de Conteúdo: HTML permite organizar o conteúdo de uma página</text:span></text:p>
      <text:p text:style-name="P43"><text:span text:style-name="T103">em diferentes elementos, como parágrafos (&lt;p&gt;), títulos (&lt;h1&gt;, &lt;h2&gt;, etc.), listas</text:span></text:p>
      <text:p text:style-name="P43"><text:span text:style-name="T103">(&lt;ul&gt;, &lt;ol&gt;, &lt;li&gt;), entre outros. Isso cria uma estrutura lógica e hierárquica para o</text:span></text:p>
      <text:p text:style-name="P43"><text:span text:style-name="T103">conteúdo.</text:span></text:p>
      <text:p text:style-name="P43"><text:span text:style-name="T103">Incorporação de Mídia: HTML suporta a incorporação de diferentes tipos de</text:span></text:p>
      <text:p text:style-name="P43"><text:span text:style-name="T103">mídia, como imagens (&lt;img&gt;), áudio (&lt;audio&gt;), vídeo (&lt;video&gt;), e outros recursos</text:span></text:p>
      <text:p text:style-name="P43"><text:span text:style-name="T103">multimídia, tornando as páginas mais dinâmicas e interativas.</text:span></text:p>
      <text:p text:style-name="P43"><text:span text:style-name="T104"/></text:p>
      <text:p text:style-name="P43"><text:span text:style-name="T105">15</text:span></text:p>
      <text:p text:style-name="P43"><text:span text:style-name="T106"/></text:p>
      <text:p text:style-name="P43"><text:span text:style-name="T107">Formulários e Coleta de Dados: Através de tags como &lt;form&gt;, &lt;input&gt;, e</text:span></text:p>
      <text:p text:style-name="P43"><text:span text:style-name="T107">&lt;button&gt;, HTML possibilita a criação de formulários interativos que os usuários</text:span></text:p>
      <text:p text:style-name="P43"><text:span text:style-name="T107">podem preencher e enviar. Isso é crucial para a coleta de dados em sites, como em</text:span></text:p>
      <text:p text:style-name="P43"><text:span text:style-name="T107">registros, pesquisas online, etc.</text:span></text:p>
      <text:p text:style-name="P43"><text:span text:style-name="T107">Semântica: HTML5 introduziu uma série de novas tags semânticas, como</text:span></text:p>
      <text:p text:style-name="P43"><text:span text:style-name="T107">&lt;article&gt;, &lt;section&gt;, &lt;header&gt;, &lt;footer&gt;, entre outras. Essas tags ajudam a</text:span></text:p>
      <text:p text:style-name="P43"><text:span text:style-name="T107">transmitir significado e estrutura ao conteúdo, não apenas para os desenvolvedores,</text:span></text:p>
      <text:p text:style-name="P43"><text:span text:style-name="T107">mas também para os motores de busca e outros agentes de processamento.</text:span></text:p>
      <text:p text:style-name="P43"><text:span text:style-name="T107">Compatibilidade com dispositivos diversos: HTML é projetado para ser</text:span></text:p>
      <text:p text:style-name="P43"><text:span text:style-name="T107">independente de dispositivos, o que significa que as páginas criadas em HTML</text:span></text:p>
      <text:p text:style-name="P43"><text:span text:style-name="T107">podem ser acessadas e exibidas em uma variedade de dispositivos, desde</text:span></text:p>
      <text:p text:style-name="P43"><text:span text:style-name="T107">computadores desktop até smartfones e tablets.</text:span></text:p>
      <text:p text:style-name="P43"><text:span text:style-name="T107">Base para Desenvolvimento Web: HTML é frequentemente combinado com</text:span></text:p>
      <text:p text:style-name="P43"><text:span text:style-name="T107">outras tecnologias, como CSS (Cascading Style Sheets) para estilizar a aparência</text:span></text:p>
      <text:p text:style-name="P43"><text:span text:style-name="T107">da página e JavaScript para adicionar interatividade. Juntos, esses três</text:span></text:p>
      <text:p text:style-name="P43"><text:span text:style-name="T107">componentes formam a base do desenvolvimento web moderno.</text:span></text:p>
      <text:p text:style-name="P43"><text:span text:style-name="T107">Em resumo, HTML é essencial para a criação de páginas web, fornecendo a</text:span></text:p>
      <text:p text:style-name="P43"><text:span text:style-name="T107">estrutura necessária para apresentar informações na internet de maneira</text:span></text:p>
      <text:p text:style-name="P43"><text:span text:style-name="T107">organizada, acessível e interativa.<text:line-break/><text:line-break/><text:line-break/><text:line-break/><text:line-break/><text:line-break/><text:line-break/><text:line-break/><text:line-break/><text:line-break/></text:span><text:span text:style-name="T10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